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A000001387E2B2203CF8AA991.png" manifest:media-type="image/png"/>
  <manifest:file-entry manifest:full-path="Pictures/10000201000005EE00000287627EA756FA5FC3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10.612cm" svg:width="20.999cm" svg:height="8.945cm" draw:z-index="0"><draw:image xlink:href="Pictures/10000201000005EE00000287627EA756FA5FC372.png" xlink:type="simple" xlink:show="embed" xlink:actuate="onLoad"/></draw:frame><draw:frame draw:style-name="fr1" draw:name="Image2" text:anchor-type="paragraph" svg:x="-1.93cm" svg:y="20.092cm" svg:width="20.93cm" svg:height="7.608cm" draw:z-index="1"><draw:image xlink:href="Pictures/100002010000035A000001387E2B2203CF8AA9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8:43:17.224249564</meta:creation-date>
    <dc:date>2017-10-28T18:49:08.026937910</dc:date>
    <meta:editing-duration>PT5M5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